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monospace" svg:font-family="monospace, courier, 'lucida console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666666" loext:opacity="100%" style:font-name="monospace" fo:font-size="13pt" fo:letter-spacing="normal" fo:font-style="normal" fo:font-weight="normal" officeooo:rsid="0017d5ea" officeooo:paragraph-rsid="0017d5ea" style:font-size-asian="13pt" style:font-size-complex="13pt"/>
    </style:style>
    <style:style style:name="P2" style:family="paragraph" style:parent-style-name="Preformatted_20_Text">
      <style:text-properties fo:font-variant="normal" fo:text-transform="none" fo:color="#666666" loext:opacity="100%" style:font-name="monospace" fo:font-size="13pt" fo:letter-spacing="normal" fo:font-style="normal" fo:font-weight="normal" officeooo:rsid="001c8f89" officeooo:paragraph-rsid="001c8f89" style:font-size-asian="13pt" style:font-size-complex="13pt"/>
    </style:style>
    <style:style style:name="P3" style:family="paragraph" style:parent-style-name="Preformatted_20_Text">
      <style:text-properties fo:font-variant="normal" fo:text-transform="none" fo:color="#666666" loext:opacity="100%" style:font-name="monospace" fo:font-size="13pt" fo:letter-spacing="normal" fo:font-style="normal" fo:font-weight="normal" officeooo:rsid="001f1fe5" officeooo:paragraph-rsid="001f1fe5" style:font-size-asian="13pt" style:font-size-complex="13pt"/>
    </style:style>
    <style:style style:name="P4" style:family="paragraph" style:parent-style-name="Preformatted_20_Text">
      <style:paragraph-properties fo:text-align="start" style:justify-single-word="false"/>
      <style:text-properties fo:font-variant="normal" fo:text-transform="none" fo:color="#666666" loext:opacity="100%" style:font-name="monospace" fo:font-size="13pt" fo:letter-spacing="normal" fo:font-style="normal" style:text-underline-style="none" fo:font-weight="normal" officeooo:rsid="001c7fb7" officeooo:paragraph-rsid="001b4c6e" style:font-size-asian="13pt" style:font-weight-asian="normal" style:font-size-complex="13pt" style:font-weight-complex="normal"/>
    </style:style>
    <style:style style:name="P5" style:family="paragraph" style:parent-style-name="Preformatted_20_Text">
      <style:text-properties fo:font-variant="normal" fo:text-transform="none" fo:color="#000000" loext:opacity="100%" style:font-name="monospace" fo:font-size="13pt" fo:letter-spacing="normal" fo:font-style="normal" fo:font-weight="normal" officeooo:rsid="0019bb44" officeooo:paragraph-rsid="0019bb44" style:font-size-asian="13pt" style:font-size-complex="13pt"/>
    </style:style>
    <style:style style:name="P6" style:family="paragraph" style:parent-style-name="Preformatted_20_Text">
      <style:text-properties style:font-name="Liberation Serif" fo:font-size="13pt" style:text-underline-style="solid" style:text-underline-width="auto" style:text-underline-color="font-color" fo:font-weight="bold" officeooo:rsid="0020c649" officeooo:paragraph-rsid="0020c649" style:font-size-asian="11.3500003814697pt" style:font-weight-asian="bold" style:font-size-complex="13pt" style:font-weight-complex="bold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666666" loext:opacity="100%" style:font-name="monospace" fo:font-size="13pt" fo:letter-spacing="normal" fo:font-style="normal" fo:font-weight="normal" style:font-size-asian="13pt" style:font-size-complex="13pt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666666" loext:opacity="100%" style:font-name="monospace" fo:font-size="13pt" fo:letter-spacing="normal" fo:font-style="normal" fo:font-weight="normal" officeooo:rsid="0017d5ea" style:font-size-asian="11.3500003814697pt" style:font-size-complex="13pt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666666" loext:opacity="100%" fo:font-size="13pt" fo:letter-spacing="normal" style:font-size-asian="13pt" style:font-size-complex="13pt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666666" loext:opacity="100%" fo:font-size="13pt" fo:letter-spacing="normal" officeooo:paragraph-rsid="0019bb44" style:font-size-asian="13pt" style:font-size-complex="13pt"/>
    </style:style>
    <style:style style:name="P11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333333" loext:opacity="100%" fo:font-size="13pt" fo:letter-spacing="normal" style:font-size-asian="13pt" style:font-size-complex="13pt"/>
    </style:style>
    <style:style style:name="P12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333333" loext:opacity="100%" fo:font-size="13pt" fo:letter-spacing="normal" officeooo:paragraph-rsid="001c7fb7" style:font-size-asian="13pt" style:font-size-complex="13pt"/>
    </style:style>
    <style:style style:name="P13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333333" loext:opacity="100%" style:font-name="monospace" fo:font-size="13pt" fo:letter-spacing="normal" fo:font-style="normal" fo:font-weight="bold" style:font-size-asian="13pt" style:font-size-complex="13pt"/>
    </style:style>
    <style:style style:name="P14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333333" loext:opacity="100%" style:font-name="monospace" fo:font-size="13pt" fo:letter-spacing="normal" fo:font-style="normal" fo:font-weight="bold" officeooo:paragraph-rsid="001c7fb7" style:font-size-asian="13pt" style:font-size-complex="13pt"/>
    </style:style>
    <style:style style:name="P15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333333" loext:opacity="100%" style:font-name="monospace" fo:font-size="13pt" fo:letter-spacing="normal" fo:font-style="normal" style:text-underline-style="none" fo:font-weight="bold" officeooo:rsid="001c7fb7" officeooo:paragraph-rsid="001c7fb7" style:font-size-asian="13pt" style:font-weight-asian="normal" style:font-size-complex="13pt" style:font-weight-complex="normal"/>
    </style:style>
    <style:style style:name="P16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333333" loext:opacity="100%" style:font-name="monospace" fo:letter-spacing="normal" fo:font-style="normal" fo:font-weight="bold" officeooo:paragraph-rsid="001c7fb7"/>
    </style:style>
    <style:style style:name="P17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000000" loext:opacity="100%" style:font-name="monospace" fo:font-size="13pt" fo:letter-spacing="normal" fo:font-style="normal" fo:font-weight="normal" style:font-size-asian="13pt" style:font-size-complex="13pt"/>
    </style:style>
    <style:style style:name="P18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000000" loext:opacity="100%" fo:font-size="13pt" fo:letter-spacing="normal" style:font-size-asian="13pt" style:font-size-complex="13pt"/>
    </style:style>
    <style:style style:name="P19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000000" loext:opacity="100%" fo:font-size="13pt" fo:letter-spacing="normal" fo:font-weight="bold" style:font-size-asian="13pt" style:font-weight-asian="bold" style:font-size-complex="13pt" style:font-weight-complex="bold"/>
    </style:style>
    <style:style style:name="P20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size="13pt" style:font-size-asian="13pt" style:font-size-complex="13pt"/>
    </style:style>
    <style:style style:name="P21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style:font-name="Liberation Serif" fo:font-size="13pt" style:text-underline-style="none" fo:font-weight="normal" officeooo:rsid="001c7fb7" officeooo:paragraph-rsid="001c7fb7" style:font-size-asian="11.3500003814697pt" style:font-weight-asian="normal" style:font-size-complex="13pt" style:font-weight-complex="normal"/>
    </style:style>
    <style:style style:name="P22" style:family="paragraph" style:parent-style-name="Standard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333333" loext:opacity="100%" style:font-name="monospace" fo:font-size="13pt" fo:letter-spacing="normal" fo:font-style="normal" fo:font-weight="bold" officeooo:paragraph-rsid="001c7fb7" style:font-size-asian="13pt" style:font-size-complex="13pt"/>
    </style:style>
    <style:style style:name="P23" style:family="paragraph" style:parent-style-name="Standard">
      <style:text-properties fo:font-size="13pt" officeooo:paragraph-rsid="0017d5ea" style:font-size-asian="13pt" style:font-size-complex="13pt"/>
    </style:style>
    <style:style style:name="P24" style:family="paragraph" style:parent-style-name="Standard">
      <style:text-properties fo:font-size="13pt" officeooo:rsid="0017d5ea" officeooo:paragraph-rsid="0017d5ea" style:font-size-asian="11.3500003814697pt" style:font-size-complex="13pt"/>
    </style:style>
    <style:style style:name="P25" style:family="paragraph" style:parent-style-name="Standard">
      <style:text-properties fo:font-size="13pt" officeooo:rsid="0017d5ea" officeooo:paragraph-rsid="001c8f89" style:font-size-asian="11.3500003814697pt" style:font-size-complex="13pt"/>
    </style:style>
    <style:style style:name="P26" style:family="paragraph" style:parent-style-name="Standard">
      <style:text-properties fo:font-size="13pt" officeooo:rsid="0017d5ea" officeooo:paragraph-rsid="0019bb44" style:font-size-asian="11.3500003814697pt" style:font-size-complex="13pt"/>
    </style:style>
    <style:style style:name="P27" style:family="paragraph" style:parent-style-name="Standard">
      <style:text-properties fo:font-size="13pt" officeooo:rsid="0019bb44" officeooo:paragraph-rsid="0019bb44" style:font-size-asian="11.3500003814697pt" style:font-size-complex="13pt"/>
    </style:style>
    <style:style style:name="P28" style:family="paragraph" style:parent-style-name="Standard">
      <style:text-properties fo:font-size="13pt" officeooo:rsid="001c8f89" officeooo:paragraph-rsid="001c8f89" style:font-size-asian="11.3500003814697pt" style:font-size-complex="13pt"/>
    </style:style>
    <style:style style:name="P29" style:family="paragraph" style:parent-style-name="Standard">
      <style:text-properties fo:font-size="13pt" officeooo:rsid="001c8f89" officeooo:paragraph-rsid="001d88f1" style:font-size-asian="11.3500003814697pt" style:font-size-complex="13pt"/>
    </style:style>
    <style:style style:name="P30" style:family="paragraph" style:parent-style-name="Standard">
      <style:text-properties fo:font-size="13pt" officeooo:rsid="001c8f89" officeooo:paragraph-rsid="0023a77a" style:font-size-asian="11.3500003814697pt" style:font-size-complex="13pt"/>
    </style:style>
    <style:style style:name="P31" style:family="paragraph" style:parent-style-name="Standard">
      <style:text-properties fo:font-size="13pt" officeooo:rsid="001d88f1" officeooo:paragraph-rsid="001d88f1" style:font-size-asian="11.3500003814697pt" style:font-size-complex="13pt"/>
    </style:style>
    <style:style style:name="P32" style:family="paragraph" style:parent-style-name="Standard">
      <style:text-properties fo:font-size="13pt" officeooo:rsid="001d88f1" officeooo:paragraph-rsid="001f1fe5" style:font-size-asian="11.3500003814697pt" style:font-size-complex="13pt"/>
    </style:style>
    <style:style style:name="P33" style:family="paragraph" style:parent-style-name="Standard">
      <style:text-properties fo:font-size="13pt" officeooo:rsid="001f1fe5" officeooo:paragraph-rsid="001f1fe5" style:font-size-asian="11.3500003814697pt" style:font-size-complex="13pt"/>
    </style:style>
    <style:style style:name="P34" style:family="paragraph" style:parent-style-name="Standard">
      <style:text-properties fo:font-size="13pt" style:text-underline-style="none" officeooo:rsid="001d88f1" officeooo:paragraph-rsid="001f1fe5" style:font-size-asian="11.3500003814697pt" style:font-size-complex="13pt"/>
    </style:style>
    <style:style style:name="P35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c7fb7" officeooo:paragraph-rsid="001b4c6e" style:font-size-asian="11.3500003814697pt" style:font-weight-asian="normal" style:font-size-complex="13pt" style:font-weight-complex="normal"/>
    </style:style>
    <style:style style:name="P36" style:family="paragraph" style:parent-style-name="Standard">
      <style:text-properties officeooo:rsid="0017d5ea" officeooo:paragraph-rsid="0017d5ea"/>
    </style:style>
    <style:style style:name="P3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7d5ea" officeooo:paragraph-rsid="0017d5ea" style:font-size-asian="16pt" style:font-weight-asian="bold" style:font-size-complex="16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b4c6e" officeooo:paragraph-rsid="001b4c6e" style:font-size-asian="16pt" style:font-weight-asian="normal" style:font-size-complex="16pt" style:font-weight-complex="normal"/>
    </style:style>
    <style:style style:name="P39" style:family="paragraph" style:parent-style-name="Standard">
      <style:text-properties officeooo:paragraph-rsid="001c8f89"/>
    </style:style>
    <style:style style:name="P40" style:family="paragraph" style:parent-style-name="Standard">
      <style:text-properties fo:font-variant="normal" fo:text-transform="none" fo:color="#000000" loext:opacity="100%" style:font-name="Liberation Serif" fo:font-size="13pt" fo:letter-spacing="normal" fo:font-style="normal" fo:font-weight="normal" officeooo:rsid="0020c649" officeooo:paragraph-rsid="001c8f89" style:font-size-asian="13pt" style:font-size-complex="13pt"/>
    </style:style>
    <style:style style:name="P41" style:family="paragraph" style:parent-style-name="Standard">
      <style:text-properties fo:font-size="13pt" fo:font-weight="bold" officeooo:rsid="0028db2d" officeooo:paragraph-rsid="0028db2d" style:font-size-asian="11.3500003814697pt" style:font-weight-asian="bold" style:font-size-complex="13pt" style:font-weight-complex="bold"/>
    </style:style>
    <style:style style:name="T1" style:family="text">
      <style:text-properties officeooo:rsid="0017d5ea"/>
    </style:style>
    <style:style style:name="T2" style:family="text">
      <style:text-properties style:font-name="monospace" fo:font-style="normal"/>
    </style:style>
    <style:style style:name="T3" style:family="text">
      <style:text-properties style:font-name="monospace" fo:font-style="normal" fo:font-weight="normal"/>
    </style:style>
    <style:style style:name="T4" style:family="text">
      <style:text-properties style:font-name="monospace" fo:font-style="normal" fo:font-weight="normal" officeooo:rsid="0019bb44"/>
    </style:style>
    <style:style style:name="T5" style:family="text">
      <style:text-properties style:font-name="monospace" fo:font-style="normal" fo:font-weight="bold"/>
    </style:style>
    <style:style style:name="T6" style:family="text">
      <style:text-properties style:font-name="monospace" fo:font-style="normal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333333" loext:opacity="100%" fo:font-weight="bold"/>
    </style:style>
    <style:style style:name="T9" style:family="text">
      <style:text-properties fo:color="#333333" loext:opacity="100%" style:font-name="monospace" fo:font-style="normal" fo:font-weight="bold"/>
    </style:style>
    <style:style style:name="T10" style:family="text">
      <style:text-properties fo:font-variant="normal" fo:text-transform="none" fo:color="#666666" loext:opacity="100%" style:font-name="monospace" fo:letter-spacing="normal" fo:font-style="normal" fo:font-weight="normal"/>
    </style:style>
    <style:style style:name="T11" style:family="text">
      <style:text-properties fo:font-variant="normal" fo:text-transform="none" fo:color="#666666" loext:opacity="100%" style:font-name="monospace" fo:letter-spacing="normal" fo:font-style="normal" style:text-underline-style="none" fo:font-weight="normal" style:font-weight-asian="normal" style:font-weight-complex="normal"/>
    </style:style>
    <style:style style:name="T12" style:family="text">
      <style:text-properties fo:font-variant="normal" fo:text-transform="none" fo:color="#666666" loext:opacity="100%" style:font-name="monospace" fo:font-size="13pt" fo:letter-spacing="normal" fo:font-style="normal" fo:font-weight="normal" style:font-size-asian="13pt" style:font-size-complex="13pt"/>
    </style:style>
    <style:style style:name="T13" style:family="text">
      <style:text-properties fo:font-variant="normal" fo:text-transform="none" fo:color="#333333" loext:opacity="100%" style:font-name="monospace" fo:letter-spacing="normal" fo:font-style="normal" fo:font-weight="bold"/>
    </style:style>
    <style:style style:name="T14" style:family="text">
      <style:text-properties fo:font-variant="normal" fo:text-transform="none" fo:color="#333333" loext:opacity="100%" fo:letter-spacing="normal"/>
    </style:style>
    <style:style style:name="T15" style:family="text">
      <style:text-properties fo:font-size="13pt" style:font-size-asian="11.3500003814697pt" style:font-size-complex="13pt"/>
    </style:style>
    <style:style style:name="T16" style:family="text">
      <style:text-properties fo:font-size="13pt" officeooo:rsid="0017d5ea" style:font-size-asian="11.3500003814697pt" style:font-size-complex="13pt"/>
    </style:style>
    <style:style style:name="T17" style:family="text">
      <style:text-properties fo:font-size="13pt" officeooo:rsid="001c7fb7" style:font-size-asian="11.3500003814697pt" style:font-size-complex="13pt"/>
    </style:style>
    <style:style style:name="T18" style:family="text">
      <style:text-properties fo:font-size="13pt" officeooo:rsid="001c8f89" style:font-size-asian="11.3500003814697pt" style:font-size-complex="13pt"/>
    </style:style>
    <style:style style:name="T19" style:family="text">
      <style:text-properties fo:font-size="13pt" officeooo:rsid="001f1fe5" style:font-size-asian="11.3500003814697pt" style:font-size-complex="13pt"/>
    </style:style>
    <style:style style:name="T20" style:family="text">
      <style:text-properties officeooo:rsid="001d88f1"/>
    </style:style>
    <style:style style:name="T21" style:family="text">
      <style:text-properties officeooo:rsid="001f1fe5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officeooo:rsid="0020150a"/>
    </style:style>
    <style:style style:name="T24" style:family="text">
      <style:text-properties officeooo:rsid="0020c649"/>
    </style:style>
    <style:style style:name="T25" style:family="text">
      <style:text-properties officeooo:rsid="0023a7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CREAR TIPUS A PARTIR DE TIPUS JA CREATS</text:p>
      <text:p text:style-name="P36"/>
      <text:p text:style-name="P24">Per crear tipus nous a partir d’altres tipus necessitarem un element nou que es el &lt;xs:complexContent&gt;. Aquest serveix per a definir restriccions o extensions a un tipus complex (complexType). Ho vorem millor en un exemple:</text:p>
      <text:p text:style-name="P24"/>
      <text:p text:style-name="P24">El següent document XML</text:p>
      <text:p text:style-name="P24"/>
      <text:p text:style-name="P1">&lt;?xml version="1.0" encoding="UTF-8"?&gt;</text:p>
      <text:p text:style-name="P7">&lt;fichas xmlns:xsi="http://www.w3.org/2001/XMLSchema-instance"</text:p>
      <text:p text:style-name="P7">xsi:noNamespaceSchemaLocation="fichas.xsd"&gt;</text:p>
      <text:p text:style-name="P9"><text:s text:c="3"/><text:span text:style-name="T3">&lt;ficha numero="1"&gt;</text:span></text:p>
      <text:p text:style-name="P9"><text:s text:c="6"/><text:span text:style-name="T3">&lt;nombre&gt;Eva&lt;/nombre&gt;</text:span></text:p>
      <text:p text:style-name="P9"><text:s text:c="6"/><text:span text:style-name="T3">&lt;edad&gt;25&lt;/edad&gt;</text:span></text:p>
      <text:p text:style-name="P9"><text:s text:c="3"/><text:span text:style-name="T3">&lt;/ficha&gt;</text:span></text:p>
      <text:p text:style-name="P9"><text:s text:c="3"/><text:span text:style-name="T3">&lt;ficha numero="2"&gt;</text:span></text:p>
      <text:p text:style-name="P9"><text:s text:c="6"/><text:span text:style-name="T3">&lt;nombre&gt;Giovanni&lt;/nombre&gt;</text:span></text:p>
      <text:p text:style-name="P9"><text:s text:c="6"/><text:span text:style-name="T3">&lt;edad&gt;26&lt;/edad&gt;</text:span></text:p>
      <text:p text:style-name="P9"><text:s text:c="3"/><text:span text:style-name="T3">&lt;/ficha&gt;</text:span></text:p>
      <text:p text:style-name="P7">&lt;/fichas&gt;</text:p>
      <text:p text:style-name="P24"/>
      <text:p text:style-name="P24">Té el següent XSD</text:p>
      <text:p text:style-name="P24"/>
      <text:p text:style-name="P1">&lt;?xml version="1.0" encoding="UTF-8"?&gt;</text:p>
      <text:p text:style-name="P7">&lt;xs:schema xmlns:xs="http://www.w3.org/2001/XMLSchema"&gt;</text:p>
      <text:p text:style-name="P20"/>
      <text:p text:style-name="P9"><text:s text:c="2"/><text:span text:style-name="T3">&lt;xs:element name="fichas"&gt;</text:span></text:p>
      <text:p text:style-name="P9"><text:s text:c="4"/><text:span text:style-name="T3">&lt;xs:complexType&gt;</text:span></text:p>
      <text:p text:style-name="P9"><text:s text:c="6"/><text:span text:style-name="T3">&lt;xs:sequence&gt;</text:span></text:p>
      <text:p text:style-name="P9"><text:s text:c="8"/><text:span text:style-name="T3">&lt;xs:element name="ficha" type="infoPersona"</text:span></text:p>
      <text:p text:style-name="P9"><text:s text:c="20"/><text:span text:style-name="T3">maxOccurs="unbounded"/&gt;</text:span></text:p>
      <text:p text:style-name="P9"><text:s text:c="6"/><text:span text:style-name="T3">&lt;/xs:sequence&gt;</text:span></text:p>
      <text:p text:style-name="P9"><text:s text:c="4"/><text:span text:style-name="T3">&lt;/xs:complexType&gt;</text:span></text:p>
      <text:p text:style-name="P9"><text:s text:c="2"/><text:span text:style-name="T3">&lt;/xs:element&gt;</text:span></text:p>
      <text:p text:style-name="P7"/>
      <text:p text:style-name="P23"><text:span text:style-name="T1"><text:s text:c="5"/></text:span><text:span text:style-name="T10">&lt;xs:complexType name="</text:span><text:span text:style-name="T13">infoPersona"</text:span><text:span text:style-name="T10">&gt;</text:span></text:p>
      <text:p text:style-name="P9"><text:s text:c="4"/><text:span text:style-name="T3">&lt;xs:sequence&gt;</text:span></text:p>
      <text:p text:style-name="P9"><text:s text:c="6"/><text:span text:style-name="T3">&lt;xs:element name="nombre" type="xs:string"/&gt;</text:span></text:p>
      <text:p text:style-name="P10"><text:s text:c="6"/><text:span text:style-name="T3">&lt;xs:element name="edad" type="xs:</text:span><text:span text:style-name="T4">positive</text:span><text:span text:style-name="T3">integer"/&gt;</text:span></text:p>
      <text:p text:style-name="P9"><text:s text:c="4"/><text:span text:style-name="T3">&lt;/xs:sequence&gt;</text:span></text:p>
      <text:p text:style-name="P9"><text:s text:c="4"/><text:span text:style-name="T3">&lt;xs:attribute name="numero" type="xs:integer"/&gt;</text:span></text:p>
      <text:p text:style-name="P9"><text:s text:c="2"/><text:span text:style-name="T3">&lt;/xs:complexType&gt;</text:span></text:p>
      <text:p text:style-name="P24"/>
      <text:p text:style-name="P27">Si es vol ampliar el tipus «infoPersona» incloent dos elements més (ciutat i país) dins de Persona no fa falta tornar a crear un altre tipus nou, sinó que a partir del «infoPersona» ja creat, es podria ampliar (extension), en aquest cas. Encara que també hi ha la possibilitat de reduir el tipus amb restriccions (restriction).</text:p>
      <text:p text:style-name="P24"><text:soft-page-break/></text:p>
      <text:p text:style-name="P1">&lt;xs:complexType name="<text:span text:style-name="T8">infoPersonaAmpliada</text:span>"&gt;</text:p>
      <text:p text:style-name="P9"><text:s text:c="4"/><text:span text:style-name="T9">&lt;xs:complexContent&gt;</text:span></text:p>
      <text:p text:style-name="P11"><text:s text:c="6"/><text:span text:style-name="T5">&lt;xs:extension base="infoPersona"&gt;</text:span></text:p>
      <text:p text:style-name="P9"><text:s text:c="8"/><text:span text:style-name="T3">&lt;xs:sequence&gt;</text:span></text:p>
      <text:p text:style-name="P9"><text:s text:c="10"/><text:span text:style-name="T3">&lt;xs:element name="ciudad" type="xs:string"/&gt;</text:span></text:p>
      <text:p text:style-name="P9"><text:s text:c="10"/><text:span text:style-name="T3">&lt;xs:element name="pais" type="xs:string"/&gt;</text:span></text:p>
      <text:p text:style-name="P9"><text:s text:c="8"/><text:span text:style-name="T3">&lt;/xs:sequence&gt;</text:span></text:p>
      <text:p text:style-name="P9"><text:s text:c="6"/><text:span text:style-name="T3">&lt;/xs:extension&gt;</text:span></text:p>
      <text:p text:style-name="P9"><text:s text:c="4"/><text:span text:style-name="T9">&lt;/xs:complexContent&gt;</text:span></text:p>
      <text:p text:style-name="P7">&lt;/xs:complexType&gt;</text:p>
      <text:p text:style-name="P8"/>
      <text:p text:style-name="P27">Així el XML quedaria de la següent manera:</text:p>
      <text:p text:style-name="P27"/>
      <text:p text:style-name="P5">&lt;?xml version="1.0" encoding="UTF-8"?&gt;</text:p>
      <text:p text:style-name="P17">&lt;fichas xmlns:xsi="http://www.w3.org/2001/XMLSchema-instance"</text:p>
      <text:p text:style-name="P17">xsi:noNamespaceSchemaLocation="fichas.xsd"&gt;</text:p>
      <text:p text:style-name="P18"><text:s text:c="3"/><text:span text:style-name="T3">&lt;ficha numero="1"&gt;</text:span></text:p>
      <text:p text:style-name="P18"><text:s text:c="6"/><text:span text:style-name="T3">&lt;nombre&gt;Eva&lt;/nombre&gt;</text:span></text:p>
      <text:p text:style-name="P18"><text:s text:c="6"/><text:span text:style-name="T3">&lt;edad&gt;25&lt;/edad&gt;</text:span></text:p>
      <text:p text:style-name="P18"><text:s text:c="6"/><text:span text:style-name="T6">&lt;ciudad&gt;París&lt;/ciudad&gt;</text:span></text:p>
      <text:p text:style-name="P19"><text:s text:c="6"/><text:span text:style-name="T2">&lt;pais&gt;Francia&lt;/pais&gt;</text:span></text:p>
      <text:p text:style-name="P18"><text:s text:c="3"/><text:span text:style-name="T3">&lt;/ficha&gt;</text:span></text:p>
      <text:p text:style-name="P18"><text:s text:c="3"/><text:span text:style-name="T3">&lt;ficha numero="2"&gt;</text:span></text:p>
      <text:p text:style-name="P18"><text:s text:c="6"/><text:span text:style-name="T3">&lt;nombre&gt;Giovanni&lt;/nombre&gt;</text:span></text:p>
      <text:p text:style-name="P18"><text:s text:c="6"/><text:span text:style-name="T3">&lt;edad&gt;26&lt;/edad&gt;</text:span></text:p>
      <text:p text:style-name="P18"><text:s text:c="6"/><text:span text:style-name="T6">&lt;ciudad&gt;Florencia&lt;/ciudad&gt;</text:span></text:p>
      <text:p text:style-name="P19"><text:s text:c="6"/><text:span text:style-name="T2">&lt;pais&gt;Italia&lt;/pais&gt;</text:span></text:p>
      <text:p text:style-name="P18"><text:s text:c="3"/><text:span text:style-name="T3">&lt;/ficha&gt;</text:span></text:p>
      <text:p text:style-name="P17">&lt;/fichas&gt;</text:p>
      <text:p text:style-name="P26"/>
      <text:p text:style-name="P38"><text:span text:style-name="T15">Per a ampliar o restringir els tipus simples estem gastant l’element </text:span><text:span text:style-name="T16">&lt;xs:</text:span><text:span text:style-name="T15">simple</text:span><text:span text:style-name="T16">Content&gt; </text:span><text:span text:style-name="T15">com ja hem vist en alguns exercicis per a incloure els atributs. </text:span><text:span text:style-name="T17">Veure el exemple:</text:span></text:p>
      <text:p text:style-name="P35"/>
      <text:p text:style-name="P4">&lt;?xml version="1.0" encoding="UTF-8"?&gt;</text:p>
      <text:p text:style-name="P7">&lt;muebles xmlns:xsi="http://www.w3.org/2001/XMLSchema-instance" xsi:noNamespaceSchemaLocation="muebles.xsd"&gt;</text:p>
      <text:p text:style-name="P9"><text:s text:c="3"/><text:span text:style-name="T3">&lt;mueble color="blanco"&gt;mesa&lt;/mueble&gt;</text:span></text:p>
      <text:p text:style-name="P9"><text:s text:c="3"/><text:span text:style-name="T3">&lt;mueble color="gris"&gt;silla&lt;/mueble&gt;</text:span></text:p>
      <text:p text:style-name="P7">&lt;/muebles&gt;</text:p>
      <text:p text:style-name="P7"/>
      <text:p text:style-name="P21">En el XML hem definit un element arrel «muebles» amb varies instancies d’un element «mueble» que conté caràcters amb els possibles valors de «armario», «silla» i «mesa». A més té un atribut anomenat «color» que potser «blanco», «gris», marrón» o «negro».</text:p>
      <text:p text:style-name="P21">Per a crear el XSD definirem dos tipus, primer un per al tipus «mueble» i després una ampliació d’aquest que continga l’atribut.</text:p>
      <text:p text:style-name="P21"/>
      <text:p text:style-name="P21"><text:soft-page-break/></text:p>
      <text:p text:style-name="P15">&lt;?xml version="1.0" encoding="UTF-8"?&gt;</text:p>
      <text:p text:style-name="P13">&lt;xs:schema xmlns:xs="http://www.w3.org/2001/XMLSchema"&gt;</text:p>
      <text:p text:style-name="P20"/>
      <text:p text:style-name="P20"><text:span text:style-name="T14"><text:s text:c="2"/></text:span><text:span text:style-name="T11">&lt;xs:simpleType name="tipoMueble"&gt;</text:span></text:p>
      <text:p text:style-name="P9"><text:s text:c="4"/><text:span text:style-name="T3">&lt;xs:restriction base="xs:string"&gt;</text:span></text:p>
      <text:p text:style-name="P9"><text:s text:c="6"/><text:span text:style-name="T3">&lt;xs:enumeration value="armario"/&gt;</text:span></text:p>
      <text:p text:style-name="P9"><text:s text:c="6"/><text:span text:style-name="T3">&lt;xs:enumeration value="mesa"/&gt;</text:span></text:p>
      <text:p text:style-name="P9"><text:s text:c="6"/><text:span text:style-name="T3">&lt;xs:enumeration value="silla"/&gt;</text:span></text:p>
      <text:p text:style-name="P9"><text:s text:c="4"/><text:span text:style-name="T3">&lt;/xs:restriction&gt;</text:span></text:p>
      <text:p text:style-name="P9"><text:s text:c="2"/><text:span text:style-name="T3">&lt;/xs:simpleType&gt;</text:span></text:p>
      <text:p text:style-name="P7"/>
      <text:p text:style-name="P7"><text:s text:c="2"/>&lt;xs:complexType name="tipoColorMueble"&gt;</text:p>
      <text:p text:style-name="P9"><text:s text:c="4"/><text:span text:style-name="T3">&lt;xs:simpleContent&gt;</text:span></text:p>
      <text:p text:style-name="P9"><text:s text:c="6"/><text:span text:style-name="T3">&lt;xs:extension base="tipoMueble"&gt;</text:span></text:p>
      <text:p text:style-name="P9"><text:s text:c="8"/><text:span text:style-name="T3">&lt;xs:attribute name="color"&gt;</text:span></text:p>
      <text:p text:style-name="P9"><text:s text:c="10"/><text:span text:style-name="T3">&lt;xs:simpleType&gt;</text:span></text:p>
      <text:p text:style-name="P9"><text:s text:c="12"/><text:span text:style-name="T3">&lt;xs:restriction base="xs:string"&gt;</text:span></text:p>
      <text:p text:style-name="P9"><text:s text:c="14"/><text:span text:style-name="T3">&lt;xs:enumeration value="blanco"/&gt;</text:span></text:p>
      <text:p text:style-name="P9"><text:s text:c="14"/><text:span text:style-name="T3">&lt;xs:enumeration value="gris"/&gt;</text:span></text:p>
      <text:p text:style-name="P9"><text:s text:c="14"/><text:span text:style-name="T3">&lt;xs:enumeration value="negro"/&gt;</text:span></text:p>
      <text:p text:style-name="P9"><text:s text:c="14"/><text:span text:style-name="T3">&lt;xs:enumeration value="wengue"/&gt;</text:span></text:p>
      <text:p text:style-name="P9"><text:s text:c="12"/><text:span text:style-name="T3">&lt;/xs:restriction&gt;</text:span></text:p>
      <text:p text:style-name="P9"><text:s text:c="10"/><text:span text:style-name="T3">&lt;/xs:simpleType&gt;</text:span></text:p>
      <text:p text:style-name="P9"><text:s text:c="8"/><text:span text:style-name="T3">&lt;/xs:attribute&gt;</text:span></text:p>
      <text:p text:style-name="P9"><text:s text:c="6"/><text:span text:style-name="T3">&lt;/xs:extension&gt;</text:span></text:p>
      <text:p text:style-name="P9"><text:s text:c="4"/><text:span text:style-name="T3">&lt;/xs:simpleContent&gt;</text:span></text:p>
      <text:p text:style-name="P9"><text:s text:c="2"/><text:span text:style-name="T3">&lt;/xs:complexType&gt;</text:span></text:p>
      <text:p text:style-name="P7"/>
      <text:p text:style-name="P7"/>
      <text:p text:style-name="P22"><text:s text:c="2"/>&lt;xs:element name="muebles"&gt;</text:p>
      <text:p text:style-name="P12"><text:s text:c="4"/><text:span text:style-name="T5">&lt;xs:complexType&gt;</text:span></text:p>
      <text:p text:style-name="P12"><text:s text:c="6"/><text:span text:style-name="T5">&lt;xs:sequence&gt;</text:span></text:p>
      <text:p text:style-name="P12"><text:s text:c="8"/><text:span text:style-name="T5">&lt;xs:element name="mueble" type="tipoColorMueble" <text:tab/><text:tab/><text:tab/>maxOccurs="unbounded"/&gt;</text:span></text:p>
      <text:p text:style-name="P12"><text:s text:c="6"/><text:span text:style-name="T5">&lt;/xs:sequence&gt;</text:span></text:p>
      <text:p text:style-name="P12"><text:s text:c="4"/><text:span text:style-name="T5">&lt;/xs:complexType&gt;</text:span></text:p>
      <text:p text:style-name="P12"><text:span text:style-name="T3"><text:s text:c="2"/></text:span><text:span text:style-name="T5">&lt;/xs:element&gt;</text:span></text:p>
      <text:p text:style-name="P14"/>
      <text:p text:style-name="P14">&lt;/xs:schema&gt;</text:p>
      <text:p text:style-name="P16"/>
      <text:p text:style-name="P21"/>
      <text:p text:style-name="P37">RESTRICCIÓ XS:PATTERN</text:p>
      <text:p text:style-name="P24"/>
      <text:p text:style-name="P25">Serveix per a definir un patró de caràcters admesos. El valor del patró ha de ser una expressió regular. EXEMPLE: En el següent exemple es defineix un element anomenat <text:soft-page-break/>"lletra" amb la restricció que l'únic valor admés és una de les lletres minúscules de la "a" a la "z":</text:p>
      <text:p text:style-name="P24"/>
      <text:p text:style-name="P24">&lt;xs:element name="lletra"&gt;</text:p>
      <text:p text:style-name="P24"><text:s text:c="4"/>&lt;xs:simpleType&gt;</text:p>
      <text:p text:style-name="P24"><text:s text:c="7"/>&lt;xs:restriction base="xs:string"&gt;</text:p>
      <text:p text:style-name="P24"><text:s text:c="10"/><text:span text:style-name="T7"><text:s/>&lt;xs:pattern value="[a-z]"/&gt;</text:span></text:p>
      <text:p text:style-name="P24"><text:s text:c="7"/>&lt;/xs:restriction&gt;</text:p>
      <text:p text:style-name="P24"><text:s text:c="4"/>&lt;/xs:simpleType&gt;</text:p>
      <text:p text:style-name="P24">&lt;/xs:element&gt;</text:p>
      <text:p text:style-name="P24"/>
      <text:p text:style-name="P28">Que signifiquen les següents restriccions? Són correctes les solucions donades?</text:p>
      <text:p text:style-name="P28"/>
      <text:p text:style-name="P39"><text:span text:style-name="T19">1</text:span><text:span text:style-name="T18">) </text:span><text:span text:style-name="T12">&lt;xs:element name="iniciales"&gt;</text:span></text:p>
      <text:p text:style-name="P9"><text:s text:c="6"/><text:span text:style-name="T3">&lt;xs:simpleType&gt;</text:span></text:p>
      <text:p text:style-name="P9"><text:s text:c="11"/><text:span text:style-name="T3">&lt;xs:restriction base="xs:string"&gt;</text:span></text:p>
      <text:p text:style-name="P9"><text:s text:c="16"/><text:span text:style-name="T6">&lt;xs:pattern value="[A-Z][A-Z][A-Z]"/&gt;</text:span></text:p>
      <text:p text:style-name="P9"><text:s text:c="11"/><text:span text:style-name="T3">&lt;/xs:restriction&gt;</text:span></text:p>
      <text:p text:style-name="P9"><text:s text:c="6"/><text:span text:style-name="T3">&lt;/xs:simpleType&gt;</text:span></text:p>
      <text:p text:style-name="P9"><text:s/><text:span text:style-name="T3">&lt;/xs:element&gt;</text:span></text:p>
      <text:p text:style-name="P28"/>
      <text:p text:style-name="P28">AMR, MM, ALO, prp.</text:p>
      <text:p text:style-name="P28"/>
      <text:p text:style-name="P29"><text:span text:style-name="T21">1-a) </text:span>Si es volguera permetre que les tres lletres d' "iniciales", siguen minúscules o majúscules indistintament; en lloc de [A-Z][A-Z][A-Z] què es podria escriure?</text:p>
      <text:p text:style-name="P28"/>
      <text:p text:style-name="P28"><text:span text:style-name="T21">2</text:span>) <text:span text:style-name="T20">Com es pot definir un element anomenat "respuesta" amb la restricció que l'únic valor acceptable és una de les següents lletres: "A", "B", "C", "D" o "E".</text:span></text:p>
      <text:p text:style-name="P2">&lt;xs:element name="<text:span text:style-name="T8">respuesta</text:span>"&gt;</text:p>
      <text:p text:style-name="P9"><text:s text:c="2"/><text:span text:style-name="T3">&lt;xs:simpleType&gt;</text:span></text:p>
      <text:p text:style-name="P9"><text:s text:c="4"/><text:span text:style-name="T3">&lt;xs:restriction base="xs:string"&gt;</text:span></text:p>
      <text:p text:style-name="P9"><text:s text:c="6"/><text:span text:style-name="T9">&lt;xs:pattern value=" <text:s text:c="2"/>"/&gt;</text:span></text:p>
      <text:p text:style-name="P9"><text:s text:c="4"/><text:span text:style-name="T3">&lt;/xs:restriction&gt;</text:span></text:p>
      <text:p text:style-name="P9"><text:s text:c="2"/><text:span text:style-name="T3">&lt;/xs:simpleType&gt;</text:span></text:p>
      <text:p text:style-name="P7">&lt;/xs:element&gt;</text:p>
      <text:p text:style-name="P28"/>
      <text:p text:style-name="P31"><text:span text:style-name="T21">2-a) </text:span>De quin altra manera es podria escriure??</text:p>
      <text:p text:style-name="P31"/>
      <text:p text:style-name="P31"><text:span text:style-name="T21">2-b) </text:span>Sense fer ús de xs:pattern, de quina altra manera podríem especificar el mateix que l'expressat?</text:p>
      <text:p text:style-name="P31"/>
      <text:p text:style-name="P33">3)XML</text:p>
      <text:p text:style-name="P3">&lt;?xml version="1.0" encoding="UTF-8"?&gt;</text:p>
      <text:p text:style-name="P7">&lt;fichas xmlns:xsi="http://www.w3.org/2001/XMLSchema-instance"</text:p>
      <text:p text:style-name="P7">xsi:noNamespaceSchemaLocation="fichas.xsd"&gt;</text:p>
      <text:p text:style-name="P9"><text:s text:c="3"/><text:span text:style-name="T3">&lt;ficha numero="01" letra="Z"&gt;</text:span></text:p>
      <text:p text:style-name="P9"><text:s text:c="6"/><text:span text:style-name="T3">&lt;codigo&gt;11&lt;/codigo&gt;</text:span></text:p>
      <text:p text:style-name="P9"><text:soft-page-break/><text:s text:c="6"/><text:span text:style-name="T3">&lt;nombre&gt;Ana Sanz Tin&lt;/nombre&gt;</text:span></text:p>
      <text:p text:style-name="P9"><text:s text:c="3"/><text:span text:style-name="T3">&lt;/ficha&gt;</text:span></text:p>
      <text:p text:style-name="P9"><text:s text:c="3"/><text:span text:style-name="T3">&lt;ficha numero="02"&gt;</text:span></text:p>
      <text:p text:style-name="P9"><text:s text:c="6"/><text:span text:style-name="T3">&lt;codigo&gt;12&lt;/codigo&gt;</text:span></text:p>
      <text:p text:style-name="P9"><text:s text:c="6"/><text:span text:style-name="T3">&lt;nombre&gt;Iker Rubio Mol&lt;/nombre&gt;</text:span></text:p>
      <text:p text:style-name="P9"><text:s text:c="3"/><text:span text:style-name="T3">&lt;/ficha&gt;</text:span></text:p>
      <text:p text:style-name="P7">&lt;/fichas&gt;</text:p>
      <text:p text:style-name="P33"/>
      <text:p text:style-name="P28">Tant l'atribut numer<text:span text:style-name="T23">o</text:span> com l'element "codi" utilitzen la mateixa restricció que solament els permet prendre un valor sencer expressat amb dos dígits compresos entre "00" i "19".</text:p>
      <text:p text:style-name="P28">L'atribut lletra pot prendre per valor una de les següents lletres: "X", "I" o "Z".</text:p>
      <text:p text:style-name="P28"/>
      <text:p text:style-name="P40"/>
      <text:p text:style-name="P6">EXPRESSIONS REGULARS QUE ES PODEN UTILITZAR</text:p>
      <text:p text:style-name="P32"/>
      <text:p text:style-name="P34"><text:span text:style-name="T22">Símbols</text:span><text:tab/> <text:s text:c="5"/><text:span text:style-name="T22">Significat</text:span></text:p>
      <text:p text:style-name="P32">. <text:s text:c="26"/>Qualsevol caràcter.</text:p>
      <text:p text:style-name="P32"/>
      <text:p text:style-name="P32">\d <text:s text:c="24"/>Qualsevol dígit del 0 al 9.</text:p>
      <text:p text:style-name="P32"/>
      <text:p text:style-name="P32">\D <text:s text:c="23"/>Qualsevol caràcter que no siga un dígit del 0 al 9.</text:p>
      <text:p text:style-name="P32"/>
      <text:p text:style-name="P32">x* <text:s text:c="24"/>x pot aparéixer zero o més vegades.</text:p>
      <text:p text:style-name="P32"/>
      <text:p text:style-name="P32"><text:span text:style-name="T24">x</text:span>+ <text:s text:c="24"/>x ha d'aparéixer almenys una vegada.</text:p>
      <text:p text:style-name="P32"/>
      <text:p text:style-name="P32"><text:span text:style-name="T24">x</text:span>? <text:s text:c="25"/>x pot aparéixer una vegada o no aparéixer.</text:p>
      <text:p text:style-name="P32"/>
      <text:p text:style-name="P32">[abc] o [a|b|c] <text:s text:c="7"/>Qualsevol caràcter indicat entre els claudàtors: a, b o c.</text:p>
      <text:p text:style-name="P32"/>
      <text:p text:style-name="P32">[a-z] <text:s text:c="21"/>Qualsevol caràcter de la a a la z.</text:p>
      <text:p text:style-name="P32"/>
      <text:p text:style-name="P32">x{n} <text:s text:c="21"/>x ha d'aparéixer n vegades.</text:p>
      <text:p text:style-name="P32"/>
      <text:p text:style-name="P32">x{n,m} <text:s text:c="17"/>x ha d'aparéixer entre n i m vegades.</text:p>
      <text:p text:style-name="P32"/>
      <text:p text:style-name="P32">x{n,} <text:s text:c="20"/>x ha d'aparéixer almenys n vegades.</text:p>
      <text:p text:style-name="P32"/>
      <text:p text:style-name="P32">Tenint en compte, solament, els símbols mostrats en la taula anterior, escriure les possibles expressions regulars que permeten representar els següents valors:</text:p>
      <text:p text:style-name="P32"/>
      <text:p text:style-name="P32">1) "Capítol 0", "Capítol 1", "Capítol 2"... "Capítol 9". (Només es permet un dígit).</text:p>
      <text:p text:style-name="P32"/>
      <text:p text:style-name="P32">2) "Capítol 0", "Capítol 1", "Capítol 2"... "Capítol 99". (Un o dos dígits).</text:p>
      <text:p text:style-name="P32"/>
      <text:p text:style-name="P32">3) "Capítol 1", "Capítol 2", "Capítol 3"... "Capítol 99". (No es permet "Capítol 0").</text:p>
      <text:p text:style-name="P32"/>
      <text:p text:style-name="P32">4) "Capítol 0", "Capítol 1", "Capítol 2"... "Capítol 99"... "Capítol 100"... (Un o més dígits).</text:p>
      <text:p text:style-name="P32"><text:soft-page-break/></text:p>
      <text:p text:style-name="P32">5) Qualsevol valor de dos caràcters, el primer caràcter dels quals siga diferent d'un dígit (0-<text:span text:style-name="T25">9</text:span>) i el segon caràcter del qual siga "Z": "aZ"... "zZ", "AZ"... "ZZ", "?Z", "=Z", "*Z"...</text:p>
      <text:p text:style-name="P32"/>
      <text:p text:style-name="P32">6) "ABBC", "ABBBC", "ABBBBC", "ABBBBBC".</text:p>
      <text:p text:style-name="P32"/>
      <text:p text:style-name="P32">7) El primer caràcter ha de ser "R". A continuació, han d'aparéixer obligatòriament dos o més "S". Finalment, pot aparéixer o no, un dígit del 3 al 8: "RSS", "RSSS"... "RSS3"... "RSS8", "RSSS3"... "RSSS8"... "RSSSSSSSSSSS7"...</text:p>
      <text:p text:style-name="P41">RS{2,}[3-8]</text:p>
      <text:p text:style-name="P32">8) Qualsevol valor que continga en primer lloc "COD", després tres dígits (0-9) i, finalment, un o més caràcters qualssevol: "COD645pera", "COD646manzana"...</text:p>
      <text:p text:style-name="P41">COD\d{3}.*</text:p>
      <text:p text:style-name="P30">En el següent exemple es defineix un element anomenat "lletres" amb la restricció que pot prendre per valor zero o més (*) lletres minúscules de la "a" a la "z":</text:p>
      <text:p text:style-name="P30"/>
      <text:p text:style-name="P30">&lt;xs:element name="lletres"&gt;</text:p>
      <text:p text:style-name="P30"><text:s/><text:tab/>&lt;xs:simpleType&gt;</text:p>
      <text:p text:style-name="P30"><text:s/><text:tab/><text:tab/>&lt;xs:restriction base="xs:string"&gt;</text:p>
      <text:p text:style-name="P30"><text:s/><text:tab/><text:tab/><text:tab/>&lt;xs:pattern value="([a-z])*"/&gt;</text:p>
      <text:p text:style-name="P30"><text:s/><text:tab/><text:tab/>&lt;/xs:restriction&gt;</text:p>
      <text:p text:style-name="P30"><text:s/><text:tab/>&lt;/xs:simpleType&gt;</text:p>
      <text:p text:style-name="P30">&lt;/xs:element&gt;</text:p>
      <text:p text:style-name="P30"/>
      <text:p text:style-name="P30">Nota: els parèntesis de l'expressió regular es poden ometre, escrivint simplement: [a-z]*</text:p>
      <text:p text:style-name="P30"/>
      <text:p text:style-name="P30">Fer els canvis necessaris en el codi de l'exemple anterior perquè "lletres" puga prendre per valor un o més par<text:span text:style-name="T25">ell</text:span>s (+) de lletres, i cada parell de lletres haurà d'estar format per una lletra majúscula seguida d'una altra minúscula. Per exemple, "Ho<text:span text:style-name="T25">L</text:span>a" seria admés, però no ho seria "Hola", "H<text:span text:style-name="T25">OL</text:span>a", "hola", etc.</text:p>
      <text:p text:style-name="P30"/>
      <text:p text:style-name="P30">Solució:</text:p>
      <text:p text:style-name="P30">&lt;xs:element name="lletres"&gt;</text:p>
      <text:p text:style-name="P30"><text:s/><text:tab/>&lt;xs:simpleType&gt;</text:p>
      <text:p text:style-name="P30"><text:s/><text:tab/><text:tab/>&lt;xs:restriction base="xs:string"&gt;</text:p>
      <text:p text:style-name="P30"><text:s/><text:tab/><text:tab/><text:tab/>&lt;xs:pattern value="([A-Z][a-z])+"/&gt;</text:p>
      <text:p text:style-name="P30"><text:s/><text:tab/><text:tab/>&lt;/xs:restriction&gt;</text:p>
      <text:p text:style-name="P30"><text:s/><text:tab/>&lt;/xs:simpleType&gt;</text:p>
      <text:p text:style-name="P30">&lt;/xs:element&gt;</text:p>
      <text:p text:style-name="P30"/>
      <text:p text:style-name="P30">Fixe's que, ara, els parèntesis de l'expressió regular ([A-Z][a-z])+ no es poden omet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monospace" svg:font-family="monospace, courier, 'lucida console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style:rfc-language-tag="ca-ES-valencia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style:rfc-language-tag="ca-ES-valencia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3-02-10T12:53:54.879000000</meta:creation-date>
    <dc:date>2023-02-14T20:52:55.003626260</dc:date>
    <meta:editing-duration>PT45M6S</meta:editing-duration>
    <meta:editing-cycles>9</meta:editing-cycles>
    <meta:generator>LibreOffice/7.1.5.2$Linux_X86_64 LibreOffice_project/10$Build-2</meta:generator>
    <meta:document-statistic meta:table-count="0" meta:image-count="0" meta:object-count="0" meta:page-count="6" meta:paragraph-count="189" meta:word-count="990" meta:character-count="9041" meta:non-whitespace-character-count="7388"/>
  </office:meta>
</office:document-meta>
</file>